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492266536" calcext:value-type="float">
            <text:p>1,492266536</text:p>
          </table:table-cell>
          <table:table-cell office:value-type="float" office:value="0.4994078279" calcext:value-type="float">
            <text:p>0,4994078279</text:p>
          </table:table-cell>
          <table:table-cell office:value-type="float" office:value="0.006665664725" calcext:value-type="float">
            <text:p>0,0066656647</text:p>
          </table:table-cell>
          <table:table-cell office:value-type="float" office:value="0.0003456827253" calcext:value-type="float">
            <text:p>0,00034568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1.616303802" calcext:value-type="float">
            <text:p>1,616303802</text:p>
          </table:table-cell>
          <table:table-cell office:value-type="float" office:value="0.4542081654" calcext:value-type="float">
            <text:p>0,4542081654</text:p>
          </table:table-cell>
          <table:table-cell office:value-type="float" office:value="0.001285677543" calcext:value-type="float">
            <text:p>0,0012856775</text:p>
          </table:table-cell>
          <table:table-cell table:style-name="ce1" office:value-type="float" office:value="0.00006612056313" calcext:value-type="float">
            <text:p>6,6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1.201543927" calcext:value-type="float">
            <text:p>1,201543927</text:p>
          </table:table-cell>
          <table:table-cell office:value-type="float" office:value="0.5261664391" calcext:value-type="float">
            <text:p>0,5261664391</text:p>
          </table:table-cell>
          <table:table-cell office:value-type="float" office:value="0.0008974433877" calcext:value-type="float">
            <text:p>0,0008974434</text:p>
          </table:table-cell>
          <table:table-cell table:style-name="ce1" office:value-type="float" office:value="0.000007296287549" calcext:value-type="float">
            <text:p>7,30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1.211221695" calcext:value-type="float">
            <text:p>1,211221695</text:p>
          </table:table-cell>
          <table:table-cell office:value-type="float" office:value="0.574781239" calcext:value-type="float">
            <text:p>0,574781239</text:p>
          </table:table-cell>
          <table:table-cell office:value-type="float" office:value="0.0005376890767" calcext:value-type="float">
            <text:p>0,0005376891</text:p>
          </table:table-cell>
          <table:table-cell table:style-name="ce1" office:value-type="float" office:value="0.00002179820694" calcext:value-type="float">
            <text:p>2,1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1.135756612" calcext:value-type="float">
            <text:p>1,135756612</text:p>
          </table:table-cell>
          <table:table-cell office:value-type="float" office:value="0.589469254" calcext:value-type="float">
            <text:p>0,589469254</text:p>
          </table:table-cell>
          <table:table-cell office:value-type="float" office:value="0.0006441993173" calcext:value-type="float">
            <text:p>0,0006441993</text:p>
          </table:table-cell>
          <table:table-cell table:style-name="ce1" office:value-type="float" office:value="0.000007238194485" calcext:value-type="float">
            <text:p>7,24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1.13527894" calcext:value-type="float">
            <text:p>1,13527894</text:p>
          </table:table-cell>
          <table:table-cell office:value-type="float" office:value="0.5435131788" calcext:value-type="float">
            <text:p>0,5435131788</text:p>
          </table:table-cell>
          <table:table-cell office:value-type="float" office:value="0.0002737476025" calcext:value-type="float">
            <text:p>0,0002737476</text:p>
          </table:table-cell>
          <table:table-cell table:style-name="ce1" office:value-type="float" office:value="0.0000144077685" calcext:value-type="float">
            <text:p>1,4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1.214093685" calcext:value-type="float">
            <text:p>1,214093685</text:p>
          </table:table-cell>
          <table:table-cell office:value-type="float" office:value="0.5987095237" calcext:value-type="float">
            <text:p>0,5987095237</text:p>
          </table:table-cell>
          <table:table-cell office:value-type="float" office:value="0.0002373400639" calcext:value-type="float">
            <text:p>0,0002373401</text:p>
          </table:table-cell>
          <table:table-cell table:style-name="ce1" office:value-type="float" office:value="0.000007192123121" calcext:value-type="float">
            <text:p>7,19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1.19569397" calcext:value-type="float">
            <text:p>1,19569397</text:p>
          </table:table-cell>
          <table:table-cell office:value-type="float" office:value="0.5625971556" calcext:value-type="float">
            <text:p>0,5625971556</text:p>
          </table:table-cell>
          <table:table-cell office:value-type="float" office:value="0.0002872387122" calcext:value-type="float">
            <text:p>0,0002872387</text:p>
          </table:table-cell>
          <table:table-cell table:style-name="ce1" office:value-type="float" office:value="0.000007180967714" calcext:value-type="float">
            <text:p>7,18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1.078010201" calcext:value-type="float">
            <text:p>1,078010201</text:p>
          </table:table-cell>
          <table:table-cell office:value-type="float" office:value="0.5965607166" calcext:value-type="float">
            <text:p>0,5965607166</text:p>
          </table:table-cell>
          <table:table-cell office:value-type="float" office:value="0.0005162030575" calcext:value-type="float">
            <text:p>0,0005162031</text:p>
          </table:table-cell>
          <table:table-cell table:style-name="ce1" office:value-type="float" office:value="0.000007169486707" calcext:value-type="float">
            <text:p>7,17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1.165811419" calcext:value-type="float">
            <text:p>1,165811419</text:p>
          </table:table-cell>
          <table:table-cell office:value-type="float" office:value="0.5891314149" calcext:value-type="float">
            <text:p>0,5891314149</text:p>
          </table:table-cell>
          <table:table-cell office:value-type="float" office:value="0.0002856571518" calcext:value-type="float">
            <text:p>0,0002856572</text:p>
          </table:table-cell>
          <table:table-cell table:style-name="ce1" office:value-type="float" office:value="0.000007141428796" calcext:value-type="float">
            <text:p>7,14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45980787" calcext:value-type="float">
            <text:p>1,2445980787</text:p>
          </table:table-cell>
          <table:table-cell table:formula="of:=AVERAGE([.D2:.D11])" office:value-type="float" office:value="0.5534544915" calcext:value-type="float">
            <text:p>0,5534544915</text:p>
          </table:table-cell>
          <table:table-cell table:formula="of:=AVERAGE([.E2:.E11])" office:value-type="float" office:value="0.00116308606376" calcext:value-type="float">
            <text:p>0,0011630861</text:p>
          </table:table-cell>
          <table:table-cell table:formula="of:=AVERAGE([.F2:.F11])" office:value-type="float" office:value="0.0000491227752242" calcext:value-type="float">
            <text:p>4,91227752242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3:32.157193257</dc:date>
    <meta:document-statistic meta:table-count="1" meta:cell-count="70" meta:object-count="0"/>
    <meta:generator>LibreOffice/4.1.4.2$Linux_X86_64 LibreOffice_project/410m0$Build-2</meta:generator>
  </office:meta>
</office:document-meta>
</file>